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)5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=81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убираем один файл →</text:p>
          </table:table-cell>
          <table:table-cell/>
          <table:table-cell table:formula="of:=8176-29" office:value-type="float" office:value="8147" calcext:value-type="float">
            <text:p>81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formula="of:=[.D2]-[.F6]" office:value-type="float" office:value="53" calcext:value-type="float">
            <text:p>53</text:p>
          </table:table-cell>
          <table:table-cell office:value-type="string" calcext:value-type="string">
            <text:p>Но, 53 нет</text:p>
          </table:table-cell>
          <table:table-cell office:value-type="string" calcext:value-type="string">
            <text:p>-&gt; поэтому берем 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26'.A1:'26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20:16:17.749000000</dc:date>
    <meta:editing-duration>PT52M31S</meta:editing-duration>
    <meta:editing-cycles>1</meta:editing-cycles>
    <meta:document-statistic meta:table-count="1" meta:cell-count="982" meta:object-count="0"/>
    <meta:generator>LibreOffice/7.5.2.2$Windows_X86_64 LibreOffice_project/53bb9681a964705cf672590721dbc85eb4d0c3a2</meta:generator>
  </office:meta>
</office:document-meta>
</file>